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style:style>
    <style:style style:name="P2" style:family="paragraph" style:parent-style-name="Text_20_body">
      <style:paragraph-properties fo:text-align="start" style:justify-single-word="false"/>
      <style:text-properties fo:font-variant="normal" fo:text-transform="none" fo:color="#000000" loext:opacity="100%" style:font-name="Inter" fo:font-size="10.6499996185303pt" fo:letter-spacing="normal" fo:font-style="normal" fo:font-weight="normal"/>
    </style:style>
    <style:style style:name="P3" style:family="paragraph" style:parent-style-name="Text_20_body">
      <style:paragraph-properties fo:text-align="start" style:justify-single-word="false"/>
      <style:text-properties fo:font-variant="normal" fo:text-transform="none" fo:color="#000000" loext:opacity="100%" style:font-name="Inter" fo:font-size="13.1000003814697pt" fo:letter-spacing="normal" fo:font-style="normal" fo:font-weight="normal"/>
    </style:style>
    <style:style style:name="P4" style:family="paragraph" style:parent-style-name="Text_20_body">
      <style:paragraph-properties fo:margin-left="0in" fo:margin-right="0in" fo:margin-top="0in" fo:margin-bottom="0in" style:contextual-spacing="false" fo:line-height="145%" fo:text-align="start" style:justify-single-word="false" fo:orphans="2" fo:widows="2" fo:text-indent="0in" style:auto-text-indent="false" fo:padding="0in" fo:border="none"/>
      <style:text-properties fo:font-variant="normal" fo:text-transform="none" fo:color="#000000" loext:opacity="100%" style:font-name="Inter" fo:font-size="13.1000003814697pt" fo:letter-spacing="normal" fo:font-style="normal" fo:font-weight="normal"/>
    </style:style>
    <style:style style:name="P5" style:family="paragraph" style:parent-style-name="Text_20_body">
      <style:paragraph-properties fo:margin-left="0in" fo:margin-right="0in" fo:margin-top="0in" fo:margin-bottom="0in" style:contextual-spacing="false" fo:line-height="145%" fo:orphans="2" fo:widows="2" fo:text-indent="0in" style:auto-text-indent="false" fo:padding="0in" fo:border="none"/>
      <style:text-properties fo:font-variant="normal" fo:text-transform="none" fo:color="#000000" loext:opacity="100%" style:font-name="Inter" fo:font-size="10.6499996185303pt" fo:letter-spacing="normal" fo:font-style="normal" fo:font-weight="normal"/>
    </style:style>
    <style:style style:name="P6" style:family="paragraph" style:parent-style-name="Text_20_body">
      <style:paragraph-properties fo:margin-left="0in" fo:margin-right="0in" fo:margin-top="0in" fo:margin-bottom="0in" style:contextual-spacing="false" fo:line-height="145%" fo:text-align="start" style:justify-single-word="false" fo:orphans="2" fo:widows="2" fo:text-indent="0in" style:auto-text-indent="false" fo:padding="0in" fo:border="none"/>
      <style:text-properties fo:color="#000000" loext:opacity="100%"/>
    </style:style>
    <style:style style:name="T1" style:family="text">
      <style:text-properties officeooo:rsid="001850dd"/>
    </style:style>
    <style:style style:name="T2" style:family="text">
      <style:text-properties fo:font-variant="normal" fo:text-transform="none" style:font-name="Inter" fo:font-size="13.1000003814697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span text:style-name="T1">POINT TO PONDER</text:span></text:p>
      <text:p text:style-name="Standard"/>
      <text:p text:style-name="Standard"/>
      <text:p text:style-name="Standard"/>
      <text:p text:style-name="P4">Is my application as decoupled as it could possibly be</text:p>
      <text:p text:style-name="P6"><text:span text:style-name="T2">Is there anything that I could take out, or make its own container?</text:span></text:p>
      <text:p text:style-name="P2">These questions, while essential, often require an examination of the application within the container. Optimal use of Kubernetes is not typically found by containerization of a legacy application and deployment. Rather, most applications are rebuilt entirely, with a focus on decoupled micro-services.</text:p>
      <text:p text:style-name="P5">When every container can survive any other containers regular termination, without the end-user noticing, you have probably decoupled the application properly.</text:p>
      <text:p text:style-name="P1"/>
      <text:p text:style-name="P1"/>
      <text:p text:style-name="P1"/>
      <text:p text:style-name="P3">Is each container transient, does it expect and have code to properly react when other containers are transient?</text:p>
      <text:p text:style-name="P4">Could I run Chaos Monkey to kill ANY and multiple Pods, and my user would not notice?</text:p>
      <text:p text:style-name="P2">Most Kubernetes deployments are not as transient as they should be, especially among legacy applications. The developer holds on to a previous approach and does not create the containerized application such that every connection and communication is transient and will be terminated. With code waiting for the service to connect to a replacement Pod and the containers within. </text:p>
      <text:p text:style-name="P5">Some will note that this is not as efficient as it could be. This is correct. We are not optimizing and working against the orchestration tool. Instead, we are taking advantage of the decoupled and transient environment to scale and use only the particular microservice the end user needs.</text:p>
      <text:p text:style-name="P1"/>
      <text:p text:style-name="P1"/>
      <text:p text:style-name="P1"/>
      <text:p text:style-name="P3">Can I scale any particular component to meet workload demand?</text:p>
      <text:p text:style-name="P4">Have I used the most open standard stable enough to meet my needs?</text:p>
      <text:p text:style-name="P2">The minimization of an application, breaking it down into the smallest parts possible, often goes against what developers have spent an entire career doing. Each division requires more code to handle errors and communication, and is less efficient than a tightly coupled application. Machine code is very efficient for example, but not portable. Instead, code is written in a higher level language, which may not be interpreted to run as efficiently, but will run in varied environments. Perhaps approach code meant for Kubernetes in the sense that you are making the highest, and most non-specific way possible. If you have broken down each component, then you can scale only the most necessary component. This way, the actual workload is more efficient, as the only software consuming CPU cycles is that which the end user requires. There would be minimal application overhead and waste.</text:p>
      <text:p text:style-name="P5"><text:soft-page-break/>The second issue can take a while to investigate, but is usually a good investment. With tight production schedules, some may use what they know best, or what is easiest at the moment. Due to the fast changing nature, or CI/CD, of a production environment, this may lead to more work in the long ru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tyle:font-face style:name="FreeSans1" svg:font-family="FreeSans" style:font-family-generic="swiss"/>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1T14:59:29.636964223</meta:creation-date>
    <meta:generator>LibreOffice/7.0.4.2$Linux_X86_64 LibreOffice_project/00$Build-2</meta:generator>
    <dc:date>2021-01-31T15:09:55.770643819</dc:date>
    <meta:editing-duration>PT10M26S</meta:editing-duration>
    <meta:editing-cycles>3</meta:editing-cycles>
    <meta:document-statistic meta:table-count="0" meta:image-count="0" meta:object-count="0" meta:page-count="2" meta:paragraph-count="13" meta:word-count="452" meta:character-count="2781" meta:non-whitespace-character-count="2336"/>
  </office:meta>
</office:document-meta>
</file>